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5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35cm" fo:min-width="4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8cm" svg:x="4.1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175cm" svg:height="1.673cm" svg:x="4cm" svg:y="0.8cm">
          <draw:text-box>
            <text:p text:style-name="P2">Run analysis using</text:p>
            <text:p text:style-name="P2">R or other programs</text:p>
          </draw:text-box>
        </draw:frame>
        <draw:frame draw:style-name="gr2" draw:text-style-name="P4" draw:layer="layout" svg:width="2.331cm" svg:height="0.962cm" svg:x="3.8cm" svg:y="5cm">
          <draw:text-box>
            <text:p>Tables</text:p>
          </draw:text-box>
        </draw:frame>
        <draw:frame draw:style-name="gr2" draw:text-style-name="P4" draw:layer="layout" svg:width="2.614cm" svg:height="0.962cm" svg:x="8.3cm" svg:y="4.9cm">
          <draw:text-box>
            <text:p>Figures</text:p>
          </draw:text-box>
        </draw:frame>
        <draw:frame draw:style-name="gr2" draw:text-style-name="P4" draw:layer="layout" svg:width="4.718cm" svg:height="2.384cm" svg:x="0.882cm" svg:y="8.5cm">
          <draw:text-box>
            <text:p text:style-name="P2">Report Text </text:p>
            <text:p text:style-name="P2">Written in </text:p>
            <text:p text:style-name="P2">Word or LaTeX</text:p>
          </draw:text-box>
        </draw:frame>
        <draw:line draw:style-name="gr3" draw:text-style-name="P1" draw:layer="layout" svg:x1="5.9cm" svg:y1="3.7cm" svg:x2="5.2cm" svg:y2="4.9cm">
          <text:p/>
        </draw:line>
        <draw:line draw:style-name="gr3" draw:text-style-name="P1" draw:layer="layout" svg:x1="8.7cm" svg:y1="3.8cm" svg:x2="9.5cm" svg:y2="4.9cm">
          <text:p/>
        </draw:line>
        <draw:custom-shape draw:style-name="gr4" draw:text-style-name="P1" draw:layer="layout" svg:width="5.2cm" svg:height="2.6cm" svg:x="0.8cm" svg:y="8.3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952cm" svg:height="0.962cm" svg:x="10cm" svg:y="9.1cm">
          <draw:text-box>
            <text:p>Final Report</text:p>
          </draw:text-box>
        </draw:frame>
        <draw:line draw:style-name="gr3" draw:text-style-name="P1" draw:layer="layout" svg:x1="6.1cm" svg:y1="9.6cm" svg:x2="10cm" svg:y2="9.6cm">
          <text:p/>
        </draw:line>
        <draw:line draw:style-name="gr3" draw:text-style-name="P1" draw:layer="layout" svg:x1="5cm" svg:y1="6cm" svg:x2="3.6cm" svg:y2="7.9cm">
          <text:p/>
        </draw:line>
        <draw:line draw:style-name="gr3" draw:text-style-name="P1" draw:layer="layout" svg:x1="9.7cm" svg:y1="5.8cm" svg:x2="4.8cm" svg:y2="7.9cm">
          <text:p/>
        </draw:line>
        <draw:frame draw:style-name="gr2" draw:text-style-name="P4" draw:layer="layout" svg:width="5.011cm" svg:height="0.962cm" svg:x="7.7cm" svg:y="6.6cm">
          <draw:text-box>
            <text:p>Copy and Pas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4-05T16:05:40.128580164</dc:date>
    <meta:editing-duration>PT7M41S</meta:editing-duration>
    <meta:editing-cycles>3</meta:editing-cycles>
    <meta:generator>LibreOffice/7.0.3.1$MacOSX_X86_64 LibreOffice_project/d7547858d014d4cf69878db179d326fc3483e082</meta:generator>
    <meta:document-statistic meta:object-count="13"/>
  </office:meta>
</office:document-meta>
</file>